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1pt" fo:language="en" fo:country="US" style:font-size-asian="11pt" style:font-size-complex="11pt"/>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weight="bold" style:font-weight-asian="bold" style:font-weight-complex="bold"/>
    </style:style>
    <style:style style:name="P17" style:family="paragraph" style:parent-style-name="Text_20_body">
      <style:text-properties fo:language="en" fo:country="US" fo:font-weight="normal" style:font-weight-asian="normal" style:font-weight-complex="normal"/>
    </style:style>
    <style:style style:name="P18" style:family="paragraph" style:parent-style-name="Text_20_body">
      <style:text-properties fo:font-size="10pt" fo:language="en" fo:country="US" style:font-size-asian="10pt" style:font-size-complex="10pt"/>
    </style:style>
    <style:style style:name="P19" style:family="paragraph" style:parent-style-name="Text_20_body">
      <style:text-properties fo:font-size="10pt" style:font-size-asian="10pt" style:font-size-complex="10pt"/>
    </style:style>
    <style:style style:name="P20" style:family="paragraph" style:parent-style-name="Text_20_body">
      <style:text-properties fo:font-size="11pt" style:font-size-asian="11pt" style:font-size-complex="11pt"/>
    </style:style>
    <style:style style:name="P21" style:family="paragraph" style:parent-style-name="Text_20_body">
      <style:text-properties fo:font-style="normal" style:font-style-asian="normal" style:font-style-complex="normal"/>
    </style:style>
    <style:style style:name="P22" style:family="paragraph" style:parent-style-name="Standard">
      <style:paragraph-properties fo:margin-left="1.251cm" fo:margin-right="0cm" fo:text-indent="0cm" style:auto-text-indent="false"/>
      <style:text-properties style:font-name="Courier New"/>
    </style:style>
    <style:style style:name="P23" style:family="paragraph" style:parent-style-name="Contents_20_Heading">
      <style:paragraph-properties fo:break-before="page"/>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Text_20_body" style:list-style-name="L1">
      <style:text-properties fo:language="en" fo:country="US" fo:font-style="normal" style:font-style-asian="normal" style:font-style-complex="normal"/>
    </style:style>
    <style:style style:name="P27" style:family="paragraph" style:parent-style-name="Text_20_body" style:list-style-name="L2">
      <style:text-properties fo:language="en" fo:country="US"/>
    </style:style>
    <style:style style:name="P28" style:family="paragraph" style:parent-style-name="Text_20_body" style:list-style-name="L5">
      <style:text-properties fo:language="en" fo:country="US"/>
    </style:style>
    <style:style style:name="P29" style:family="paragraph" style:parent-style-name="Text_20_body" style:list-style-name="L3">
      <style:text-properties fo:font-size="10pt" fo:language="en" fo:country="US" style:font-size-asian="10pt" style:font-size-complex="10pt"/>
    </style:style>
    <style:style style:name="P30" style:family="paragraph" style:parent-style-name="Text_20_body" style:list-style-name="L4">
      <style:text-properties fo:font-size="10pt" fo:language="en" fo:country="US" style:font-size-asian="10pt" style:font-size-complex="10pt"/>
    </style:style>
    <style:style style:name="P31" style:family="paragraph" style:parent-style-name="Text_20_body" style:list-style-name="L6">
      <style:text-properties fo:font-size="10pt" fo:language="en" fo:country="US" style:font-size-asian="10pt" style:font-size-complex="10pt"/>
    </style:style>
    <style:style style:name="P32" style:family="paragraph" style:parent-style-name="Text_20_body" style:list-style-name="L8">
      <style:text-properties fo:font-size="10pt" fo:language="en" fo:country="US" style:font-size-asian="10pt" style:font-size-complex="10pt"/>
    </style:style>
    <style:style style:name="P33" style:family="paragraph" style:parent-style-name="Text_20_body" style:list-style-name="L9">
      <style:text-properties fo:font-size="10pt" fo:language="en" fo:country="US" style:font-size-asian="10pt" style:font-size-complex="10pt"/>
    </style:style>
    <style:style style:name="P34" style:family="paragraph" style:parent-style-name="Text_20_body" style:list-style-name="L10">
      <style:text-properties fo:font-size="10pt" fo:language="en" fo:country="US" style:font-size-asian="10pt" style:font-size-complex="10pt"/>
    </style:style>
    <style:style style:name="P35" style:family="paragraph" style:parent-style-name="Text_20_body" style:list-style-name="L11">
      <style:text-properties fo:font-size="10pt" fo:language="en" fo:country="US" style:font-size-asian="10pt" style:font-size-complex="10pt"/>
    </style:style>
    <style:style style:name="P36" style:family="paragraph" style:parent-style-name="Text_20_body" style:list-style-name="L12">
      <style:text-properties fo:font-size="10pt" fo:language="en" fo:country="US" style:font-size-asian="10pt" style:font-size-complex="10pt"/>
    </style:style>
    <style:style style:name="P37" style:family="paragraph" style:parent-style-name="Text_20_body" style:list-style-name="L13">
      <style:text-properties fo:font-size="10pt" fo:language="en" fo:country="US" style:font-size-asian="10pt" style:font-size-complex="10pt"/>
    </style:style>
    <style:style style:name="P38" style:family="paragraph" style:parent-style-name="Text_20_body" style:list-style-name="L18">
      <style:text-properties fo:font-size="10pt" fo:language="en" fo:country="US" style:font-size-asian="10pt" style:font-size-complex="10pt"/>
    </style:style>
    <style:style style:name="P39" style:family="paragraph" style:parent-style-name="Text_20_body" style:list-style-name="L19">
      <style:text-properties fo:font-size="10pt" fo:language="en" fo:country="US" style:font-size-asian="10pt" style:font-size-complex="10pt"/>
    </style:style>
    <style:style style:name="P40" style:family="paragraph" style:parent-style-name="Text_20_body" style:list-style-name="L15">
      <style:text-properties fo:font-size="10pt" fo:language="en" fo:country="US" style:font-size-asian="10pt" style:font-size-complex="10pt"/>
    </style:style>
    <style:style style:name="P41" style:family="paragraph" style:parent-style-name="Text_20_body" style:list-style-name="L20">
      <style:text-properties fo:font-size="10pt" fo:language="en" fo:country="US" style:font-size-asian="10pt" style:font-size-complex="10pt"/>
    </style:style>
    <style:style style:name="P42" style:family="paragraph" style:parent-style-name="Text_20_body" style:list-style-name="L21">
      <style:text-properties fo:font-size="10pt" fo:language="en" fo:country="US" style:font-size-asian="10pt" style:font-size-complex="10pt"/>
    </style:style>
    <style:style style:name="P43" style:family="paragraph" style:parent-style-name="Text_20_body" style:list-style-name="L21">
      <style:text-properties fo:font-size="10pt" fo:language="en" fo:country="US" fo:font-style="normal" style:font-size-asian="10pt" style:font-style-asian="normal" style:font-size-complex="10pt" style:font-style-complex="normal"/>
    </style:style>
    <style:style style:name="P44" style:family="paragraph" style:parent-style-name="Text_20_body" style:list-style-name="L15">
      <style:text-properties fo:font-size="10pt" fo:language="en" fo:country="US" fo:font-style="normal" style:font-size-asian="10pt" style:font-style-asian="normal" style:font-size-complex="10pt" style:font-style-complex="normal"/>
    </style:style>
    <style:style style:name="P45" style:family="paragraph" style:parent-style-name="Text_20_body" style:list-style-name="L7">
      <style:text-properties fo:font-size="10pt" style:font-size-asian="10pt" style:font-size-complex="10pt"/>
    </style:style>
    <style:style style:name="P46" style:family="paragraph" style:parent-style-name="Text_20_body" style:list-style-name="L14">
      <style:text-properties fo:font-size="10pt" style:font-size-asian="10pt" style:font-size-complex="10pt"/>
    </style:style>
    <style:style style:name="P47" style:family="paragraph" style:parent-style-name="Text_20_body" style:list-style-name="L15">
      <style:text-properties fo:font-size="10pt" style:font-size-asian="10pt" style:font-size-complex="10pt"/>
    </style:style>
    <style:style style:name="P48" style:family="paragraph" style:parent-style-name="Text_20_body" style:list-style-name="L16">
      <style:text-properties fo:font-size="10pt" style:font-size-asian="10pt" style:font-size-complex="10pt"/>
    </style:style>
    <style:style style:name="P49" style:family="paragraph" style:parent-style-name="Text_20_body" style:list-style-name="L17"/>
    <style:style style:name="P50" style:family="paragraph" style:parent-style-name="Standard" style:list-style-name="L22"/>
    <style:style style:name="P51" style:family="paragraph" style:parent-style-name="Heading_20_1">
      <style:text-properties fo:language="en" fo:country="US" fo:font-style="normal" style:font-style-asian="normal" style:font-style-complex="normal"/>
    </style:style>
    <style:style style:name="P52" style:family="paragraph" style:parent-style-name="Heading_20_1">
      <style:paragraph-properties fo:break-before="page"/>
    </style:style>
    <style:style style:name="P53" style:family="paragraph" style:parent-style-name="Heading_20_1">
      <style:paragraph-properties fo:break-before="page"/>
      <style:text-properties fo:language="en" fo:country="US"/>
    </style:style>
    <style:style style:name="P54" style:family="paragraph" style:parent-style-name="Heading_20_2">
      <style:text-properties fo:language="en" fo:country="US"/>
    </style:style>
    <style:style style:name="P55" style:family="paragraph" style:parent-style-name="Heading_20_2">
      <style:text-properties fo:language="en" fo:country="US" fo:font-style="normal" style:font-style-asian="normal" style:font-style-complex="normal"/>
    </style:style>
    <style:style style:name="P56" style:family="paragraph" style:parent-style-name="Heading_20_2">
      <style:text-properties fo:font-style="normal" style:font-style-asian="normal" style:font-style-complex="normal"/>
    </style:style>
    <style:style style:name="P57" style:family="paragraph">
      <style:paragraph-properties fo:text-align="center"/>
    </style:style>
    <style:style style:name="P58"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4">Introduction<text:tab/>3</text:p>
          <text:p text:style-name="P24">1 – Changes to the single player game<text:tab/>4</text:p>
          <text:p text:style-name="P25">1.1 – Player spawning and dying<text:tab/>4</text:p>
          <text:p text:style-name="P25">1.2 – Bots as enemies<text:tab/>4</text:p>
          <text:p text:style-name="P25">1.3 – Some other changes<text:tab/>5</text:p>
          <text:p text:style-name="P25">1.4 – Difficulty levels<text:tab/>5</text:p>
          <text:p text:style-name="P25">1.5 – Scoring<text:tab/>6</text:p>
          <text:p text:style-name="P24">2 – New entities<text:tab/>7</text:p>
          <text:p text:style-name="P25">2.1 – func_breakable<text:tab/>7</text:p>
          <text:p text:style-name="P25">2.2 – holdable_key_*<text:tab/>7</text:p>
          <text:p text:style-name="P25">2.3 – info_waypoint<text:tab/>8</text:p>
          <text:p text:style-name="P25">2.4 – item_armor_vest<text:tab/>8</text:p>
          <text:p text:style-name="P25">2.5 – shooter_bfg<text:tab/>9</text:p>
          <text:p text:style-name="P25">2.6 – target_botspawn<text:tab/>9</text:p>
          <text:p text:style-name="P25">2.7 – target_debrisemitter<text:tab/>10</text:p>
          <text:p text:style-name="P25">2.8 – target_earthquake<text:tab/>11</text:p>
          <text:p text:style-name="P25">2.9 – target_effect<text:tab/>11</text:p>
          <text:p text:style-name="P25">2.10 – target_finish<text:tab/>12</text:p>
          <text:p text:style-name="P25">2.11 – target_gravity<text:tab/>12</text:p>
          <text:p text:style-name="P25">2.12 – target_logic<text:tab/>13</text:p>
          <text:p text:style-name="P25">2.13 – target_mapchange<text:tab/>13</text:p>
          <text:p text:style-name="P25">2.14 – target_modify<text:tab/>13</text:p>
          <text:p text:style-name="P25">2.15 – target_objective<text:tab/>13</text:p>
          <text:p text:style-name="P25">2.16 – target_playerspeed<text:tab/>14</text:p>
          <text:p text:style-name="P25">2.17 – target_script<text:tab/>14</text:p>
          <text:p text:style-name="P25">2.18 – target_skill<text:tab/>14</text:p>
          <text:p text:style-name="P25">2.19 – target_unlink<text:tab/>14</text:p>
          <text:p text:style-name="P25">2.20 – trigger_death<text:tab/>15</text:p>
          <text:p text:style-name="P25">2.21 – trigger_frag<text:tab/>15</text:p>
          <text:p text:style-name="P25">2.22 – trigger_lock<text:tab/>16</text:p>
          <text:p text:style-name="P24">3 – Modified entities<text:tab/>16</text:p>
          <text:p text:style-name="P25">3.1 – worldspawn<text:tab/>16</text:p>
          <text:p text:style-name="P25">3.2 – func_bobbing<text:tab/>16</text:p>
          <text:p text:style-name="P25">3.3 – func_button<text:tab/>16</text:p>
          <text:p text:style-name="P25">3.4 – func_door<text:tab/>17</text:p>
          <text:p text:style-name="P25">3.5 – func_rotating<text:tab/>17</text:p>
          <text:p text:style-name="P25">3.6 – holdable_teleporter<text:tab/>17</text:p>
          <text:p text:style-name="P25">3.7 – path_corner<text:tab/>17</text:p>
          <text:p text:style-name="P25">3.8 – target_relay<text:tab/>17</text:p>
          <text:p text:style-name="P25">3.9 – target_remove_powerups<text:tab/>17</text:p>
          <text:p text:style-name="P25">3.10 – target_speaker<text:tab/>18</text:p>
          <text:p text:style-name="P25">3.11 – trigger_hurt<text:tab/>18</text:p>
          <text:p text:style-name="P25">3.12 – Spawnpoints <text:tab/>18</text:p>
          <text:p text:style-name="P25">3.13 – targeting entities<text:tab/>18</text:p>
          <text:p text:style-name="P25">3.14 – Constant light on func_* entities<text:tab/>19</text:p>
          <text:p text:style-name="P24">4 – Miscellaneous info for level designers<text:tab/>20</text:p>
          <text:p text:style-name="P25">4.1 – Configuring GtkRadiant<text:tab/>20</text:p>
          <text:p text:style-name="P25">4.2 – Creating ladders<text:tab/>21</text:p>
          <text:p text:style-name="P25">4.3 – Fade-in<text:tab/>21</text:p>
          <text:p text:style-name="P25">4.4 – The effect of sv_maxclients<text:tab/>21</text:p>
          <text:p text:style-name="P25">4.5 – Creating an .arena file for your map<text:tab/>21</text:p>
          <text:p text:style-name="P25">4.6 – Using scripts with target_script<text:tab/>22</text:p>
        </text:index-body>
      </text:table-of-content>
      <text:p text:style-name="Standard"/>
      <text:h text:style-name="P52" text:outline-level="1">Introduction</text:h>
      <text:p text:style-name="P14">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4">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4">This document assumes you have complete knowledge of level design in Quake III Arena using a map editor like GtkRadiant. It assumes you have knowledge of what entities are and how they work.</text:p>
      <text:p text:style-name="P14">Important bits of information that are easily missed within all the text are highlighted through attention boxes. These are separate text boxes that contain important facts in a bigger font.</text:p>
      <text:h text:style-name="P53" text:outline-level="1">1 – Changes to the single player game</text:h>
      <text:p text:style-name="P14"><draw:frame text:anchor-type="paragraph" draw:z-index="12" draw:style-name="gr2" draw:text-style-name="P58" svg:width="4.234cm" svg:height="3.271cm" svg:x="12.614cm" svg:y="-0.028cm"><draw:text-box><text:p text:style-name="P57"><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4">Because multiplayer is no longer part of EntityPlus, multiplayer related options have been removed from all of the in-game menus. Level designers will also notice that the entity definitions no longer have gametype related keys associated to them.</text:p>
      <text:p text:style-name="P14"/>
      <text:h text:style-name="P54" text:outline-level="2">1.1 – Player spawning and dying</text:h>
      <text:p text:style-name="P14">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58" svg:width="4.234cm" svg:height="3.271cm" svg:x="12.375cm" svg:y="-0.108cm"><draw:text-box><text:p text:style-name="P57"><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5"><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5">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5"/>
      <text:h text:style-name="P5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5"/>
      <text:p text:style-name="P15"><text:soft-page-break/>The AI of the bots in EntityPlus is currently not very different from the AI of the bots in vanilla Quake 3. In single player mode, a few changed have been made though:</text:p>
      <text:list xml:id="list32713447" text:style-name="L1">
        <text:list-item>
          <text:p text:style-name="P26">Bots don't attack each other. They don't see each other as a target that should be attacked.</text:p>
        </text:list-item>
        <text:list-item>
          <text:p text:style-name="P26">Bots can not accidentally hurt each other. They are invincible to each others weapon fire.</text:p>
        </text:list-item>
        <text:list-item>
          <text:p text:style-name="P26">A bot that dies is removed from the game. This means that a fight with a bot is a one-off thing. When the bot is dead, he stays dead.</text:p>
        </text:list-item>
        <text:list-item>
          <text:p text:style-name="P26">Bots don't drop any items when they die.</text:p>
        </text:list-item>
        <text:list-item>
          <text:p text:style-name="P26">Bots don't chat to keep up the illusion of them being single player style “monsters”.</text:p>
        </text:list-item>
        <text:list-item>
          <text:p text:style-name="P26">Bots cannot pick up any items in the level.</text:p>
        </text:list-item>
      </text:list>
      <text:p text:style-name="P15">All these changes make the bots more believable as single player enemies. The idea is that through the use of target_botspawn entities, bots can be used as more traditional single player enemies.</text:p>
      <text:p text:style-name="P15"/>
      <text:h text:style-name="Heading_20_2" text:outline-level="2">1.3 – Some other changes</text:h>
      <text:p text:style-name="P15">Various other changes have been applied to the mod to create a more believable single player experience. It is easiest to simply list the changes as a few bullet points:</text:p>
      <text:list xml:id="list32715782" text:style-name="L2">
        <text:list-item>
          <text:p text:style-name="P2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27">Removed other visual feedback such as the score plums when a frag is made and awards (such as humiliation, impressive and excellent)</text:p>
        </text:list-item>
        <text:list-item>
          <text:p text:style-name="P27"><draw:frame text:anchor-type="paragraph" draw:z-index="10" draw:style-name="gr2" draw:text-style-name="P58" svg:width="4.234cm" svg:height="3.271cm" svg:x="12.64cm" svg:y="0.025cm"><draw:text-box><text:p text:style-name="P57"><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27">Items do not automatically respawn anymore. If you want an item to respawn, you should specify a wait key.</text:p>
        </text:list-item>
        <text:list-item>
          <text:p text:style-name="P2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27">The main and single player menus are completely redesigned.</text:p>
        </text:list-item>
        <text:list-item>
          <text:p text:style-name="P27">A new (minimalistic) loading screen is introduced, which no longer shows which items are being loaded so it doesn't spoil the contents of the level.</text:p>
        </text:list-item>
      </text:list>
      <text:h text:style-name="Heading_20_2" text:outline-level="2">1.4 – Difficulty levels</text:h>
      <text:p text:style-name="P14">Difficulty levels are hardcoded into the game itself. The difficulty can be set using the <text:span text:style-name="T5">g_spskill</text:span> cvar, where 1 is the easiest (“I can win”) and 5 is the hardest (“Nightmare”). Bots become tougher as the difficulty increase, similarly to standard Quake 3 games. </text:p>
      <text:p text:style-name="P14">In EntityPlus, the bots will deal less damage to prevent the game from becoming too hard. The amount of damage bots do depends on the difficulty level. Currently damage is distributed among the difficulty levels as follows:</text:p>
      <text:p text:style-name="P14">1 (I Can Win): bots deal 5% of the original damage.</text:p>
      <text:p text:style-name="P14"><text:soft-page-break/>2 (Bring It On): bots deal 15% of the original damage.</text:p>
      <text:p text:style-name="P14">3 (Hurt Me Plenty): bots deal 25% of the original damage.</text:p>
      <text:p text:style-name="P14">4 (Hardcore): bots deal 35% of the original damage.</text:p>
      <text:p text:style-name="P14">5 (Nightmare): bots deal 45% of the original damage.</text:p>
      <text:p text:style-name="P14">For any skill level, the percentage of damage a bot does is calculated like this:</text:p>
      <text:p text:style-name="P14">(skill * 0.1) – 0.05</text:p>
      <text:p text:style-name="P14">Simply said, for any 1 point of skill increase, the bot does an additional 10 percentage points of damage.</text:p>
      <text:p text:style-name="P14">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4"/>
      <text:h text:style-name="Heading_20_2" text:outline-level="2">1.5 – Scoring</text:h>
      <text:p text:style-name="P14">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4">The way a player's score is calculated works as follows. A player can win or lose points based on the following areas: damage dealt (referred to as “carnage” in-game), number of deaths, accuracy and skill.</text:p>
      <text:p text:style-name="P16">Carnage damage:</text:p>
      <text:p text:style-name="P14">Every time the player kills an enemy, the amount of health that enemy spawned with is added to the carnage score of the player.</text:p>
      <text:p text:style-name="P16">Accuracy:</text:p>
      <text:p text:style-name="P17">Once the score based on carnage has been established, the accuracy of the player is expressed as a percentage. The game takes 50% of the carnage/deaths score and takes a percentage from that based on the accuracy. This is then added to the total score again.</text:p>
      <text:p text:style-name="P17">This basically means that if a player scored 1500 points through carnage and he has an accuracy of 60%, then he'll score an additional 450 points, bringing the total carnage score up to 1950.</text:p>
      <text:p text:style-name="P17">The scoreboard will show the accuracy percentage (all shots hit = 100%, all shots missed = 0%) between brackets behind the carnage score.</text:p>
      <text:p text:style-name="P16">Deaths:</text:p>
      <text:p text:style-name="P17">Every time the player dies, he loses 50 points.</text:p>
      <text:p text:style-name="P16">Secrets:</text:p>
      <text:p text:style-name="P17">A level designer can hide secret areas in his map. Such an area can be marked with a trigger and a target_secret entity. When the target_secret entity is activated, the secret is found and the player scores 50 additional points.</text:p>
      <text:p text:style-name="P16">Skill:</text:p>
      <text:p text:style-name="P17">The current skill level the player is playing at has a huge influence on the score. The skill level will function as a global multiplier on the total score. The multipliers are distributed as follows:</text:p>
      <text:p text:style-name="P17">I can win (easiest) : 0.5x</text:p>
      <text:p text:style-name="P17">Bring it on : 1x</text:p>
      <text:p text:style-name="P17">Hurt me plenty: 1.5x</text:p>
      <text:p text:style-name="P17"><text:soft-page-break/>Hardcore: 2x</text:p>
      <text:p text:style-name="P17">Nightmare (hardest): 2.5x</text:p>
      <text:h text:style-name="P52" text:outline-level="1">2 – New entities</text:h>
      <text:p text:style-name="P14">This section of the document describes the new entities that are part of EntityPlus. </text:p>
      <text:h text:style-name="Heading_20_2" text:outline-level="2">2.1 – func_breakable</text:h>
      <text:p text:style-name="P14">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4"/>
      <text:p text:style-name="P18">Keys:</text:p>
      <text:list xml:id="list32709756" text:style-name="L3">
        <text:list-item>
          <text:p text:style-name="P29">health : The entire entity is removed once this amount of damages has been inflicted to it.</text:p>
        </text:list-item>
        <text:list-item>
          <text:p text:style-name="P29">count : The entity will spew out this number of chunks of debris when it's broken (default = 0).</text:p>
        </text:list-item>
        <text:list-item>
          <text:p text:style-name="P29">target : Targetted entity will be triggered once the func_breakable is destroyed.</text:p>
        </text:list-item>
      </text:list>
      <text:p text:style-name="P14"/>
      <text:p text:style-name="P18">Spawnflags:</text:p>
      <text:list xml:id="list32726558" text:style-name="L4">
        <text:list-item>
          <text:p text:style-name="P30">LIGHT_DEBRIS : Emit light colored pieces of concrete debris.</text:p>
        </text:list-item>
        <text:list-item>
          <text:p text:style-name="P30">DARK_DEBRIS : Emit dark colored pieces of concrete debris.</text:p>
        </text:list-item>
        <text:list-item>
          <text:p text:style-name="P30">LIGHT_LARGE_DEBRIS : Emit large light colored pieces of concrete debris.</text:p>
        </text:list-item>
        <text:list-item>
          <text:p text:style-name="P30">DARK_LARGE_DEBRIS : Emit large dark colored pieces of concrete debris.</text:p>
        </text:list-item>
        <text:list-item>
          <text:p text:style-name="P30">WOOD_DEBRIS : Emit pieces of wooden debris.</text:p>
        </text:list-item>
        <text:list-item>
          <text:p text:style-name="P30">FLESH_DEBRIS : Emit gibs.</text:p>
        </text:list-item>
        <text:list-item>
          <text:p text:style-name="P30">GLASS_DEBRIS : Emit shards of glass.</text:p>
        </text:list-item>
        <text:list-item>
          <text:p text:style-name="P30">STONE_DEBRIS: Emit chunks of stone.</text:p>
        </text:list-item>
      </text:list>
      <text:h text:style-name="P54" text:outline-level="2">2.2 – holdable_key_*</text:h>
      <text:p text:style-name="P14"><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2724193" text:style-name="L5">
        <text:list-item>
          <text:p text:style-name="P28"><draw:rect text:anchor-type="paragraph" draw:z-index="0" draw:style-name="gr1" draw:text-style-name="P57" svg:width="6.959cm" svg:height="9.579cm" svg:x="9.862cm" svg:y="0.09cm"><text:p/></draw:rect>holdable_key_blue</text:p>
        </text:list-item>
        <text:list-item>
          <text:p text:style-name="P28">holdable_key_green</text:p>
        </text:list-item>
        <text:list-item>
          <text:p text:style-name="P28">holdable_key_red</text:p>
        </text:list-item>
        <text:list-item>
          <text:p text:style-name="P28"><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28"><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28">holdable_key_silver</text:p>
        </text:list-item>
        <text:list-item>
          <text:p text:style-name="P28">holdable_key_gold</text:p>
        </text:list-item>
        <text:list-item>
          <text:p text:style-name="P28">holdable_key_master</text:p>
        </text:list-item>
      </text:list>
      <text:p text:style-name="P14"/>
      <text:p text:style-name="P14">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4">Keys work in conjunction with the trigger_lock entity. See the topic on trigger_lock for more information.</text:p>
      <text:p text:style-name="P18"><text:line-break/>Keys:</text:p>
      <text:list xml:id="list32733078" text:style-name="L6">
        <text:list-item>
          <text:p text:style-name="P31">wait : time in seconds before item respawns after being picked up (default 60, -1 = never respawn).</text:p>
        </text:list-item>
        <text:list-item>
          <text:p text:style-name="P31">random : random time variance in seconds added or subtracted from "wait" delay (default 0).</text:p>
        </text:list-item>
        <text:list-item>
          <text:p text:style-name="P31">team : set this to team items. Teamed items will respawn randomly after team master is picked up (see Notes).</text:p>
        </text:list-item>
        <text:list-item>
          <text:p text:style-name="P31">target : picking up the item will trigger the entity this points to.</text:p>
        </text:list-item>
        <text:list-item>
          <text:p text:style-name="P31">targetname : a target_give entity can point to this for respawn freebies.</text:p>
        </text:list-item>
      </text:list>
      <text:p text:style-name="P18"/>
      <text:p text:style-name="P18">Spawnflags:</text:p>
      <text:list xml:id="list32732463" text:continue-list="list32726558" text:style-name="L4">
        <text:list-item>
          <text:p text:style-name="P30">SUSPENDED : item will spawn where it was placed in map and won't drop to the floor.</text:p>
        </text:list-item>
      </text:list>
      <text:p text:style-name="P14"/>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9">Keys:</text:p>
      <text:list xml:id="list32705707" text:style-name="L7">
        <text:list-item>
          <text:p text:style-name="P45">target : point at another info_waypoint to chain waypoints together</text:p>
        </text:list-item>
        <text:list-item>
          <text:p text:style-name="P45">targetname : target another info_waypoint or a target_botspawn entity at this to make a bot move to this waypoint after reaching the previous waypoint or spawning.</text:p>
        </text:list-item>
      </text:list>
      <text:p text:style-name="P19"/>
      <text:h text:style-name="P54" text:outline-level="2">2.4 – item_armor_vest</text:h>
      <text:p text:style-name="P14"><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4"/>
      <text:p text:style-name="P18">Keys:</text:p>
      <text:list xml:id="list32726852" text:style-name="L8">
        <text:list-item>
          <text:p text:style-name="P32">wait : time in seconds before item respawns after being picked up (default 25, -1 = never respawn).</text:p>
        </text:list-item>
        <text:list-item>
          <text:p text:style-name="P32"><text:soft-page-break/>random : random time variance in seconds added or subtracted from "wait" delay (default 0 - see Notes).</text:p>
        </text:list-item>
        <text:list-item>
          <text:p text:style-name="P32">team : set this to team items. Teamed items will respawn randomly after team master is picked up (see Notes).</text:p>
        </text:list-item>
        <text:list-item>
          <text:p text:style-name="P32">target : picking up the item will trigger the entity this points to.</text:p>
        </text:list-item>
        <text:list-item>
          <text:p text:style-name="P32">targetname : a target_give entity can point to this for respawn freebies.</text:p>
        </text:list-item>
      </text:list>
      <text:p text:style-name="P18"/>
      <text:p text:style-name="P18">Spawnflags:</text:p>
      <text:list xml:id="list32726707" text:continue-list="list32732463" text:style-name="L4">
        <text:list-item>
          <text:p text:style-name="P30">SUSPENDED : item will spawn where it was placed in map and won't drop to the floor.</text:p>
        </text:list-item>
      </text:list>
      <text:h text:style-name="P54" text:outline-level="2">2.5 – shooter_bfg</text:h>
      <text:p text:style-name="P14">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4"/>
      <text:p text:style-name="P18">Keys:</text:p>
      <text:list xml:id="list32724395" text:style-name="L9">
        <text:list-item>
          <text:p text:style-name="P33">angles: this sets the pitch and yaw aiming angles of shooter (default 0 0). The roll angle does not apply.</text:p>
        </text:list-item>
        <text:list-item>
          <text:p text:style-name="P33">targetname : activating trigger points to this.</text:p>
        </text:list-item>
        <text:list-item>
          <text:p text:style-name="P33">target : this points to a target_position entity for aiming the bfg shots.</text:p>
        </text:list-item>
        <text:list-item>
          <text:p text:style-name="P33">random : random aiming variance in degrees from the straight line to the targeted entity (default 0 - see Notes).</text:p>
        </text:list-item>
      </text:list>
      <text:p text:style-name="P14"/>
      <text:h text:style-name="P54" text:outline-level="2">2.6 – target_botspawn</text:h>
      <text:p text:style-name="P14">The target_botspawn entity is one of the most important entities for creating single player levels. It allows the level designer to spawn bots into the game which act as bad guys that need to be taken care of before the player can progress.</text:p>
      <text:p text:style-name="P14">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4">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4"><draw:frame text:anchor-type="paragraph" draw:z-index="8" draw:style-name="gr2" draw:text-style-name="P58" svg:width="4.234cm" svg:height="3.271cm" svg:x="12.534cm" svg:y="-0.108cm"><draw:text-box><text:p text:style-name="P57"><text:span text:style-name="T9">“</text:span><text:span text:style-name="T11">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4">The use of info_waypoint entities in combination with target_botspawn is <text:s/>a powerful and important way of making bots patrol certain areas. This gives them a far more realistic behavior for single player games.</text:p>
      <text:p text:style-name="P14">The skill level of the bots is determined by the g_spskill cvar, which ranges from 1 (easiest) to 5 <text:soft-page-break/>(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5">1 – Its AI level, which is just the general skill level of the bot like it is in regular Quake 3 as well.</text:p>
      <text:p text:style-name="P15">2 – The amount of damage a bot can do.</text:p>
      <text:p text:style-name="P15">Because bot AI skill levels do not go above 5 or below 1, the bot's AI skill level is bound between these values. This means that when playing at skill level 4, a bot with relative skill 2 will still have an AI skill level of 5.</text:p>
      <text:p text:style-name="P15">The amount of damage a bot can do has a lower skill level limit of 1 but it has no upper limit. This means our bot with skill level 2 will deal as much damage as a level 6 bot would. See chapter 1.4 (Difficulty levels) about damage dealing.</text:p>
      <text:p text:style-name="P18"/>
      <text:p text:style-name="P18">Keys:</text:p>
      <text:list xml:id="list32734420" text:style-name="L10">
        <text:list-item>
          <text:p text:style-name="P34">angle : direction in which bot will look when spawning in the game.</text:p>
        </text:list-item>
        <text:list-item>
          <text:p text:style-name="P34">clientname : the name of the bot to spawn. When omitted it defaults to Sarge.</text:p>
        </text:list-item>
        <text:list-item>
          <text:p text:style-name="P34">health : the amount of health the bot will have when it spawns into the game.</text:p>
        </text:list-item>
        <text:list-item>
          <text:p text:style-name="P34">skill : sets the relative skill level of the bot (default = 0).</text:p>
        </text:list-item>
        <text:list-item>
          <text:p text:style-name="P34">target : this points to entities to activate when this entity is triggered.</text:p>
        </text:list-item>
        <text:list-item>
          <text:p text:style-name="P34">targetname : activating trigger points to this.</text:p>
        </text:list-item>
        <text:list-item>
          <text:p text:style-name="P34">deathtarget: this points to entities to activate when a bot spawned by the target_botspawn dies.</text:p>
        </text:list-item>
      </text:list>
      <text:p text:style-name="P18"/>
      <text:p text:style-name="P18">Spawnflags:<text:line-break/></text:p>
      <text:list xml:id="list32713069" text:style-name="L11">
        <text:list-item>
          <text:p text:style-name="P35">OPPOSING_TEAM : In team games, bots will be spawned for the enemy team instead of the player's own team.</text:p>
        </text:list-item>
        <text:list-item>
          <text:p text:style-name="P35">WP_MACHINEGUN : The bot spawns into the game with a Machinegun.</text:p>
        </text:list-item>
        <text:list-item>
          <text:p text:style-name="P35">WP_SHOTGUN : The bot spawns into the game with a Shotgun.</text:p>
        </text:list-item>
        <text:list-item>
          <text:p text:style-name="P35">WP_GRENADE_LAUNCHER : The bot spawns into the game with a Grenade Launcher.</text:p>
        </text:list-item>
        <text:list-item>
          <text:p text:style-name="P35">WP_ROCKET_LAUNCHER : The bot spawns into the game with a Rocket Launcher.</text:p>
        </text:list-item>
        <text:list-item>
          <text:p text:style-name="P35">WP_LIGHTNING : The bot spawns into the game with a Lightninggun.</text:p>
        </text:list-item>
        <text:list-item>
          <text:p text:style-name="P35">WP_RAILGUN : The bot spawns into the game with a Railgun.</text:p>
        </text:list-item>
        <text:list-item>
          <text:p text:style-name="P35">WP_PLASMAGUN : The bot spawns into the game with a Plasmagun.</text:p>
        </text:list-item>
        <text:list-item>
          <text:p text:style-name="P35">WP_BFG : The bot spawns into the game with a BFG.</text:p>
        </text:list-item>
      </text:list>
      <text:p text:style-name="P18"/>
      <text:h text:style-name="P54" text:outline-level="2">2.7 – target_debrisemitter</text:h>
      <text:p text:style-name="P14"><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8"><text:soft-page-break/></text:p>
      <text:p text:style-name="P18">Keys:</text:p>
      <text:list xml:id="list32717272" text:style-name="L12">
        <text:list-item>
          <text:p text:style-name="P36">targetname : activating trigger points to this.</text:p>
        </text:list-item>
        <text:list-item>
          <text:p text:style-name="P36">count : The number of debris pieces to emit (default = 10).</text:p>
        </text:list-item>
      </text:list>
      <text:p text:style-name="P18">Spawnflags:</text:p>
      <text:list xml:id="list32706736" text:style-name="L13">
        <text:list-item>
          <text:p text:style-name="P37">LIGHT_DEBRIS : Emit light colored pieces of concrete debris.</text:p>
        </text:list-item>
        <text:list-item>
          <text:p text:style-name="P37">DARK_DEBRIS : Emit dark colored pieces of concrete debris.</text:p>
        </text:list-item>
        <text:list-item>
          <text:p text:style-name="P37">LIGHT_LARGE_DEBRIS : Emit large light colored pieces of concrete debris.</text:p>
        </text:list-item>
        <text:list-item>
          <text:p text:style-name="P37">DARK_LARGE_DEBRIS : Emit large dark colored pieces of concrete debris.</text:p>
        </text:list-item>
        <text:list-item>
          <text:p text:style-name="P37">WOOD_DEBRIS : Emit pieces of wooden debris.</text:p>
        </text:list-item>
        <text:list-item>
          <text:p text:style-name="P37">FLESH_DEBRIS : Emit gibs.</text:p>
        </text:list-item>
        <text:list-item>
          <text:p text:style-name="P37">GLASS_DEBRIS : Emit shards of glass.</text:p>
        </text:list-item>
        <text:list-item>
          <text:p text:style-name="P37">STONE_DEBRIS : Emit chunks of stone.</text:p>
        </text:list-item>
      </text:list>
      <text:p text:style-name="P18"/>
      <text:h text:style-name="Heading_20_2" text:outline-level="2">2.8 – target_earthquake</text:h>
      <text:p text:style-name="Text_20_body">When triggered, the player will experience an earthquake, The screen will be shaken while the earthquake occurs.</text:p>
      <text:p text:style-name="Text_20_body"/>
      <text:p text:style-name="P19">Keys:</text:p>
      <text:list xml:id="list32723921" text:style-name="L14">
        <text:list-item>
          <text:p text:style-name="P46">targetname : activating trigger points to this.</text:p>
        </text:list-item>
        <text:list-item>
          <text:p text:style-name="P46">length : duration of the earthquake in seconds (2 - 32)</text:p>
        </text:list-item>
        <text:list-item>
          <text:p text:style-name="P46">intensity : intensity of the earthquake (1 - 16)</text:p>
        </text:list-item>
      </text:list>
      <text:p text:style-name="P19"/>
      <text:h text:style-name="Heading_20_2" text:outline-level="2">2.9 – target_effect</text:h>
      <text:p text:style-name="P20"><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0">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0">The image shows an example of target_effect being used to add a vignetting effect to the screen.</text:p>
      <text:p text:style-name="P19"><text:soft-page-break/></text:p>
      <text:p text:style-name="P19">Keys:</text:p>
      <text:list xml:id="list32723872" text:style-name="L15">
        <text:list-item>
          <text:p text:style-name="P47">targetname : activating trigger points to this.</text:p>
        </text:list-item>
        <text:list-item>
          <text:p text:style-name="P47">color : color of the particles for particle effect (default 1.0 1.0 1.0).</text:p>
        </text:list-item>
        <text:list-item>
          <text:p text:style-name="P47">count : number of particles for particle effect (0 - 255, default 100).</text:p>
        </text:list-item>
        <text:list-item>
          <text:p text:style-name="P47">speed : speed of the particles (default 100).</text:p>
        </text:list-item>
        <text:list-item>
          <text:p text:style-name="P47">overlay : specifies an image to overlay over the screen. Leave empty to remove existing overlay.</text:p>
        </text:list-item>
      </text:list>
      <text:p text:style-name="P19">Spawnflags</text:p>
      <text:list xml:id="list32725011" text:style-name="L16">
        <text:list-item>
          <text:p text:style-name="P48">EXPLOSION : Shows an explosion when activated.</text:p>
        </text:list-item>
        <text:list-item>
          <text:p text:style-name="P48">PARTICLES_GRAVITY : Generates particles that are affected by gravity.</text:p>
        </text:list-item>
        <text:list-item>
          <text:p text:style-name="P48">PARTICLES_LINEAR : Generates particles that are not affected by gravity.</text:p>
        </text:list-item>
        <text:list-item>
          <text:p text:style-name="P48">PARTICLES_LINEAR_UP : Generates particles that are not affected by gravity that only move upwards.</text:p>
        </text:list-item>
        <text:list-item>
          <text:p text:style-name="P48">PARTICLES_LINEAR_DOWN : Generates particles that are not affected by gravity that only move downwards.</text:p>
        </text:list-item>
        <text:list-item>
          <text:p text:style-name="P48">OVERLAY : Applies the specified overlay to the screen.</text:p>
        </text:list-item>
      </text:list>
      <text:p text:style-name="P19"/>
      <text:h text:style-name="Heading_20_2" text:outline-level="2">2.10 – target_finish</text:h>
      <text:p text:style-name="P20">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0">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19">Keys:</text:p>
      <text:list xml:id="list32727253" text:style-name="L17">
        <text:list-item>
          <text:p text:style-name="P49">targetname : activating trigger points to this.</text:p>
        </text:list-item>
      </text:list>
      <text:h text:style-name="Heading_20_2" text:outline-level="2">2.11 – target_gravity</text:h>
      <text:p text:style-name="P14">The target_gravity entity can be used to set the gravity for one or all players (including bots) in the game. The default gravity value for Quake 3 Arena is 800.</text:p>
      <text:p text:style-name="P14"/>
      <text:p text:style-name="P18">Keys:</text:p>
      <text:list xml:id="list32726831" text:style-name="L18">
        <text:list-item>
          <text:p text:style-name="P38">count : amount of gravity to apply (defaults to the value set to g_gravity).</text:p>
        </text:list-item>
        <text:list-item>
          <text:p text:style-name="P38">targetname : activating trigger points to this.</text:p>
        </text:list-item>
      </text:list>
      <text:p text:style-name="P18"/>
      <text:p text:style-name="P18"><text:soft-page-break/>Spawnflags:</text:p>
      <text:list xml:id="list32721260" text:style-name="L19">
        <text:list-item>
          <text:p text:style-name="P39">GLOBAL : all players are affected instead of only the activator.</text:p>
        </text:list-item>
      </text:list>
      <text:h text:style-name="P54"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2716765" text:continue-list="list32723872" text:style-name="L15">
        <text:list-item>
          <text:p text:style-name="P47">targetname : activating trigger points to this.</text:p>
        </text:list-item>
        <text:list-item>
          <text:p text:style-name="P40">target : this points to entities to activate when this entity is triggered.</text:p>
        </text:list-item>
      </text:list>
      <text:p text:style-name="P9"/>
      <text:p text:style-name="P9">Spawnflags:</text:p>
      <text:list xml:id="list32734235" text:continue-numbering="true" text:style-name="L15">
        <text:list-item>
          <text:p text:style-name="P40">RANDOM : only one of the targeted entities will be triggered at random.</text:p>
        </text:list-item>
        <text:list-item>
          <text:p text:style-name="P40">STAY_ON : a trigger will remain triggered until the target_logic is reset.</text:p>
        </text:list-item>
      </text:list>
      <text:p text:style-name="P7"/>
      <text:h text:style-name="P54" text:outline-level="2">2.13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2722512" text:continue-numbering="true" text:style-name="L15">
        <text:list-item>
          <text:p text:style-name="P40">mapname : The map to load. When omitted, the current map will be restarted.</text:p>
        </text:list-item>
        <text:list-item>
          <text:p text:style-name="P40">targetname : activating trigger points to this.</text:p>
        </text:list-item>
      </text:list>
      <text:p text:style-name="P9"/>
      <text:h text:style-name="Heading_20_2" text:outline-level="2">2.14 – target_modify</text:h>
      <text:p text:style-name="P13">This entity can be used to modify the value for a specific key on a map entity. It can, for example, change the target of a trigger or the message of a target_print. The following keys can be changed by the target_modify:</text:p>
      <text:p text:style-name="P13"/>
      <text:p text:style-name="P13">angle, clientname, count, deathtarget, health, key, mapname, message, overlay, script, target, target2, targetname, targetname2, targetshadername, teleportertarget, spawnflags, speed, skill, value, wait.</text:p>
      <text:p text:style-name="P13"/>
      <text:p text:style-name="P9">Keys:</text:p>
      <text:list xml:id="list32706835" text:continue-numbering="true" text:style-name="L15">
        <text:list-item>
          <text:p text:style-name="P40">target : this points to entities to modify when this entity is triggered.</text:p>
        </text:list-item>
        <text:list-item>
          <text:p text:style-name="P40">targetname : activating trigger points to this.</text:p>
        </text:list-item>
        <text:list-item>
          <text:p text:style-name="P40">key : the key to modify on the target entity.</text:p>
        </text:list-item>
        <text:list-item>
          <text:p text:style-name="P40">value : the value to set for the key on the target entity.</text:p>
        </text:list-item>
      </text:list>
      <text:p text:style-name="P9"/>
      <text:h text:style-name="P54" text:outline-level="2"><text:soft-page-break/>2.15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2709143" text:continue-numbering="true" text:style-name="L15">
        <text:list-item>
          <text:p text:style-name="P40">targetname : activating trigger points to this.</text:p>
        </text:list-item>
        <text:list-item>
          <text:p text:style-name="P40">message : the objective text.</text:p>
        </text:list-item>
      </text:list>
      <text:p text:style-name="P9"/>
      <text:p text:style-name="P9">Spawnflags:</text:p>
      <text:list xml:id="list32723668" text:continue-numbering="true" text:style-name="L15">
        <text:list-item>
          <text:p text:style-name="P40">SECONDARY : The secondary objective is set instead of the primary objective.</text:p>
        </text:list-item>
        <text:list-item>
          <text:p text:style-name="P40">SILENT : When set, the player will not be notified that the objectives are updated.</text:p>
        </text:list-item>
      </text:list>
      <text:h text:style-name="P54" text:outline-level="2">2.16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2708157" text:continue-numbering="true" text:style-name="L15">
        <text:list-item>
          <text:p text:style-name="P40">speed : the movement speed to apply to the player(s).</text:p>
        </text:list-item>
        <text:list-item>
          <text:p text:style-name="P40">targetname : the activating trigger points to this.</text:p>
        </text:list-item>
      </text:list>
      <text:p text:style-name="P9"/>
      <text:h text:style-name="Heading_20_2" text:outline-level="2">2.17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2704596" text:continue-numbering="true" text:style-name="L15">
        <text:list-item>
          <text:p text:style-name="P40">targetname : ativating entity points to this.</text:p>
        </text:list-item>
        <text:list-item>
          <text:p text:style-name="P40">script: filename of the script to execute (example: myscript.cfg).</text:p>
        </text:list-item>
      </text:list>
      <text:h text:style-name="Heading_20_2" text:outline-level="2">2.18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2714123" text:continue-numbering="true" text:style-name="L15">
        <text:list-item>
          <text:p text:style-name="P40">targetname : ativating entity points to this.</text:p>
        </text:list-item>
        <text:list-item>
          <text:p text:style-name="P40">skill : the skill level to apply. 1 is easiest, 5 is hardest (default = 2).</text:p>
        </text:list-item>
      </text:list>
      <text:h text:style-name="P54" text:outline-level="2">2.19 – target_unlink</text:h>
      <text:p text:style-name="P14">The target_unlink entity is a bit of an odd entity. It's functional behavior is a bit rough but future updates might improve this entity. In technical terms, what this entity does is that it links and unlinks entities from the world. In other words, it removes entities from the game world or puts them back in again. In most cases, this will mean that the entity disappears from the world. </text:p>
      <text:p text:style-name="P14">At the time of this writing, the effect of target_disable has not been tested on all of the entities available in the game. Level designers can freely experiment with the entity, but results are not guaranteed.</text:p>
      <text:p text:style-name="P14"><text:soft-page-break/>This entity was previously known as 'target_disable', but to avoid confusion with disabled entities that are still present in the game world (such as spawnpoints), the entity was renamed.</text:p>
      <text:p text:style-name="P18"/>
      <text:p text:style-name="P18">Keys:</text:p>
      <text:list xml:id="list32705865" text:style-name="L20">
        <text:list-item>
          <text:p text:style-name="P41">targetname : activating trigger points to this.</text:p>
        </text:list-item>
        <text:list-item>
          <text:p text:style-name="P41">target : this points to entities to enable/disable when this entity is triggered</text:p>
        </text:list-item>
      </text:list>
      <text:p text:style-name="P18"/>
      <text:p text:style-name="P18">Spawnflags:</text:p>
      <text:list xml:id="list32727726" text:style-name="L21">
        <text:list-item>
          <text:p text:style-name="P42">ALWAYS_DISABLE : The targeted entity will always be disabled.</text:p>
        </text:list-item>
        <text:list-item>
          <text:p text:style-name="P42">ALWAYS_ENABLE : The targeted entity will always be enabled.</text:p>
        </text:list-item>
        <text:list-item>
          <text:p text:style-name="P43">IMMEDIATELY : The target_disable will enable/disable it's targeted entities when it is spawned.</text:p>
        </text:list-item>
      </text:list>
      <text:h text:style-name="P54" text:outline-level="2">2.20 – trigger_death</text:h>
      <text:p text:style-name="P7">The trigger_death entity can be used to trigger other entities when a number of players have died. These can be human players or bots.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2733731" text:continue-list="list32714123" text:style-name="L15">
        <text:list-item>
          <text:p text:style-name="P44">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
      <text:p text:style-name="P10"/>
      <text:p text:style-name="P10"/>
      <text:p text:style-name="P10">Spawnflags:</text:p>
      <text:list xml:id="list32707481" text:continue-numbering="true" text:style-name="L15">
        <text:list-item>
          <text:p text:style-name="P44">TRIGGER_ONCE : The trigger will only fire once</text:p>
        </text:list-item>
      </text:list>
      <text:p text:style-name="P10"/>
      <text:h text:style-name="P55" text:outline-level="2">2.21 – trigger_frag</text:h>
      <text:p text:style-name="P7">The trigger_frag entity can be used to trigger other entities when a number of frags have been made. These frags can be made by human players or bots.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text:span><text:span text:style-name="T4">entity.</text:span></text:p>
      <text:p text:style-name="P8"/>
      <text:p text:style-name="P10">Keys:</text:p>
      <text:list xml:id="list32730549" text:continue-numbering="true" text:style-name="L15">
        <text:list-item>
          <text:p text:style-name="P44"><text:soft-page-break/>target : this points to the entity to activate.</text:p>
        </text:list-item>
        <text:list-item>
          <text:p text:style-name="P44">nobots : bots scoring a frag do not trigger this entity.</text:p>
        </text:list-item>
        <text:list-item>
          <text:p text:style-name="P44">nohumans : humans scoring a frag do not trigger this entity.</text:p>
        </text:list-item>
        <text:list-item>
          <text:p text:style-name="P44">count : the number of frags that must be scored before this entity is triggered</text:p>
        </text:list-item>
      </text:list>
      <text:p text:style-name="P10"/>
      <text:p text:style-name="P10">Spawnflags:</text:p>
      <text:list xml:id="list32718678" text:continue-numbering="true" text:style-name="L15">
        <text:list-item>
          <text:p text:style-name="P44">TRIGGER_ONCE : The trigger will only fire once</text:p>
        </text:list-item>
        <text:list-item>
          <text:p text:style-name="P44">NO_SUICIDE : The trigger does not respond to players blowing themselves up.</text:p>
        </text:list-item>
      </text:list>
      <text:p text:style-name="P10"/>
      <text:h text:style-name="P54" text:outline-level="2">2.22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2731203" text:continue-numbering="true" text:style-name="L15">
        <text:list-item>
          <text:p text:style-name="P44">target : this points to the entity to activate.</text:p>
        </text:list-item>
        <text:list-item>
          <text:p text:style-name="P44">message : message displayed when user triggers lock without the required keys.</text:p>
        </text:list-item>
      </text:list>
      <text:p text:style-name="P10"/>
      <text:p text:style-name="P10">Spawnflags:</text:p>
      <text:list xml:id="list32725760" text:continue-numbering="true" text:style-name="L15">
        <text:list-item>
          <text:p text:style-name="P44">KEY_RED : only triggered when player has holdable_key_red item.</text:p>
        </text:list-item>
        <text:list-item>
          <text:p text:style-name="P44">KEY_GREEN : only triggered when player has holdable_key_green item.</text:p>
        </text:list-item>
        <text:list-item>
          <text:p text:style-name="P44">KEY_BLUE : only triggered when player has holdable_key_blue item.</text:p>
        </text:list-item>
        <text:list-item>
          <text:p text:style-name="P44">KEY_YELLOW : only triggered when player has holdable_key_yellow item.</text:p>
        </text:list-item>
        <text:list-item>
          <text:p text:style-name="P44">KEY_MASTER : only triggered when player has holdable_key_master item.</text:p>
        </text:list-item>
        <text:list-item>
          <text:p text:style-name="P44">KEY_GOLD : only triggered when player has holdable_key_gold item.</text:p>
        </text:list-item>
        <text:list-item>
          <text:p text:style-name="P44">KEY_SILVER : only triggered when player has holdable_key_silver item.</text:p>
        </text:list-item>
        <text:list-item>
          <text:p text:style-name="P44">KEY_IRON : only triggered when player has holdable_key_iron item.</text:p>
        </text:list-item>
      </text:list>
      <text:p text:style-name="P10"/>
      <text:h text:style-name="P51"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text:soft-page-break/></text:p>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7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Heading_20_2" text:outline-level="2">3.8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9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text:soft-pag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1">HOLDABLES: Removes the medkit, personal teleporter and all keys.</text:p>
      <text:h text:style-name="P56" text:outline-level="2">3.10 – target_speaker</text:h>
      <text:p text:style-name="P21">The target_speaker entity didn't actually change, but it has been fixed. In standard Quake 3, it was impossible to toggle target_speaker entities which have the LOOPED_ON or LOOPED_OFF spawnflags off (target_speakers with LOOPED_OFF could be toggled on). In EntityPlus it is posisble to toggle target_speakers with either of these spawnflags on or off by targeting them with another trigger.</text:p>
      <text:h text:style-name="Heading_20_2" text:outline-level="2">3.11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2 – Spawnpoints </text:h>
      <text:p text:style-name="Standard">With “spawnpoints”, the following entities are meant:</text:p>
      <text:list xml:id="list32720263" text:style-name="L22">
        <text:list-item>
          <text:p text:style-name="P50">info_player_deathmatch</text:p>
        </text:list-item>
        <text:list-item>
          <text:p text:style-name="P50">info_player_start</text:p>
        </text:list-item>
        <text:list-item>
          <text:p text:style-name="P50">team_ctf_blueplayer</text:p>
        </text:list-item>
        <text:list-item>
          <text:p text:style-name="P50">team_ctf_bluespawn</text:p>
        </text:list-item>
        <text:list-item>
          <text:p text:style-name="P50">team_ctf_redplayer</text:p>
        </text:list-item>
        <text:list-item>
          <text:p text:style-name="P50">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3 – targeting entities</text:h>
      <text:p text:style-name="Standard">All entities that use the target key to point to another entity which it will activate can now target a <text:soft-page-break/>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4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5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4"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2">{</text:p>
      <text:p text:style-name="P22">map "ep_example"</text:p>
      <text:p text:style-name="P22">type "entityplus"</text:p>
      <text:p text:style-name="P22">}</text:p>
      <text:p text:style-name="Standard"/>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text:soft-page-break/>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7-15T12:59:16.25</dc:date>
    <meta:editing-duration>PT14H20M6S</meta:editing-duration>
    <meta:editing-cycles>173</meta:editing-cycles>
    <meta:generator>LibreOffice/3.3$Win32 LibreOffice_project/330m19$Build-202</meta:generator>
    <meta:document-statistic meta:table-count="0" meta:image-count="10" meta:object-count="0" meta:page-count="23" meta:paragraph-count="432" meta:word-count="8637" meta:character-count="49814"/>
  </office:meta>
</office:document-meta>
</file>